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82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2e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c4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8e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83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45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93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23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45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3bee55" style:font-name-asian="Courier New" style:font-name-complex="Courier New"/>
    </style:style>
    <style:style style:name="T3" style:family="text">
      <style:text-properties style:font-name="Times New Roman" officeooo:rsid="0020c414" style:font-name-asian="Courier New" style:font-name-complex="Courier New"/>
    </style:style>
    <style:style style:name="T4" style:family="text">
      <style:text-properties style:font-name="Times New Roman" officeooo:rsid="00299328" style:font-name-asian="Courier New" style:font-name-complex="Courier New"/>
    </style:style>
    <style:style style:name="T5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MathematicaFormatStandardForm"><text:span text:style-name="T1"><draw:frame draw:style-name="fr1" draw:name="Object12" text:anchor-type="as-char" svg:y="-0.2228in" svg:width="1.2492in" svg:height="0.3618in" draw:z-index="1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3" text:anchor-type="as-char" svg:y="-0.2228in" svg:width="1.3634in" svg:height="0.361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4" text:anchor-type="as-char" svg:y="-0.2083in" svg:width="1.5634in" svg:height="0.349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4"><text:span text:style-name="MathematicaFormatStandardForm"><text:span text:style-name="T3">(</text:span></text:span><text:span text:style-name="MathematicaFormatStandardForm"><text:span text:style-name="T1"><draw:frame draw:style-name="fr1" draw:name="Object224" text:anchor-type="as-char" svg:y="-0.2228in" svg:width="1.2693in" svg:height="0.361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MathematicaFormatStandardForm"><text:span text:style-name="T3">)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2228in" svg:width="1.1646in" svg:height="0.3618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92" text:anchor-type="as-char" svg:y="-0.2374in" svg:width="5.0575in" svg:height="0.3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15" text:anchor-type="as-char" svg:y="-0.228in" svg:width="2.1252in" svg:height="0.3807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10" text:anchor-type="as-char" svg:y="-0.3382in" svg:width="4.7492in" svg:height="0.4783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2"><draw:frame draw:style-name="fr1" draw:name="Object10" text:anchor-type="as-char" svg:y="-0.2374in" svg:width="4.8547in" svg:height="0.3902in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0"><text:span text:style-name="MathematicaFormatStandardForm"><text:span text:style-name="T5"/></text:span></text:p>
      <text:p text:style-name="P1"><text:span text:style-name="MathematicaFormatStandardForm"><text:span text:style-name="T1"><draw:frame draw:style-name="fr1" draw:name="Object226" text:anchor-type="as-char" svg:y="-0.2228in" svg:width="3.8457in" svg:height="0.37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1" text:anchor-type="as-char" svg:y="-0.2228in" svg:width="5.678in" svg:height="0.3638in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1"><text:span text:style-name="MathematicaFormatStandardForm"><text:span text:style-name="T1"><draw:frame draw:style-name="fr1" draw:name="Object3" text:anchor-type="as-char" svg:y="-0.2228in" svg:width="1.1957in" svg:height="0.3618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" text:anchor-type="as-char" svg:y="-0.2228in" svg:width="4.5917in" svg:height="0.3638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5" text:anchor-type="as-char" svg:y="-0.2228in" svg:width="4.5917in" svg:height="0.3634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6" text:anchor-type="as-char" svg:y="-0.2228in" svg:width="2.322in" svg:height="0.3756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7" text:anchor-type="as-char" svg:y="-0.228in" svg:width="2.1252in" svg:height="0.3807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8" text:anchor-type="as-char" svg:y="-0.3382in" svg:width="3.7992in" svg:height="0.4783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0"><text:span text:style-name="MathematicaFormatStandardForm"><text:span text:style-name="T5"><draw:frame draw:style-name="fr1" draw:name="Object9" text:anchor-type="as-char" svg:y="-0.3382in" svg:width="5.0402in" svg:height="0.4783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0"><text:span text:style-name="MathematicaFormatStandardForm"><text:span text:style-name="T5"/></text:span></text:p>
      <text:p text:style-name="P1"><text:span text:style-name="MathematicaFormatStandardForm"><text:span text:style-name="T1"><draw:frame draw:style-name="fr1" draw:name="Object2" text:anchor-type="as-char" svg:y="-0.1437in" svg:width="2.8311in" svg:height="0.2984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2"><text:span text:style-name="MathematicaFormatStandardForm"><text:span text:style-name="T1"><draw:frame draw:style-name="fr1" draw:name="Object15" text:anchor-type="as-char" svg:y="-0.2083in" svg:width="1.5634in" svg:height="0.349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6" text:anchor-type="as-char" svg:y="-0.2043in" svg:width="4.1783in" svg:height="0.328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7" text:anchor-type="as-char" svg:y="-0.2043in" svg:width="4.6209in" svg:height="0.3283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8"><text:span text:style-name="MathematicaFormatStandardForm"><text:span text:style-name="T4">etc etc. <text:s/>Work this through and you end up with</text:span></text:span></text:p>
      <text:p text:style-name="P8"><text:span text:style-name="MathematicaFormatStandardForm"><text:span text:style-name="T4"/></text:span></text:p>
      <text:p text:style-name="P8"><text:span text:style-name="MathematicaFormatStandardForm"><text:span text:style-name="T1"><draw:frame draw:style-name="fr1" draw:name="Object18" text:anchor-type="as-char" svg:y="-0.1244in" svg:width="1.1453in" svg:height="0.246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9"><text:span text:style-name="MathematicaFormatStandardForm"><text:span text:style-name="T1"><draw:frame draw:style-name="fr2" draw:name="Object198" text:anchor-type="as-char" svg:y="-0.2547in" svg:width="1.3854in" svg:height="0.416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2" draw:name="Object204" text:anchor-type="as-char" svg:y="-0.2547in" svg:width="1.448in" svg:height="0.4307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2:16:08.843000000</meta:creation-date>
    <dc:date>2017-02-07T00:04:07.958000000</dc:date>
    <meta:editing-duration>PT57M12S</meta:editing-duration>
    <meta:editing-cycles>8</meta:editing-cycles>
    <meta:generator>LibreOffice/5.2.5.1$Windows_x86 LibreOffice_project/0312e1a284a7d50ca85a365c316c7abbf20a4d22</meta:generator>
    <meta:document-statistic meta:table-count="0" meta:image-count="0" meta:object-count="25" meta:page-count="3" meta:paragraph-count="26" meta:word-count="11" meta:character-count="49" meta:non-whitespace-character-count="39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+</mo>
                <mn>2</mn>
              </mrow>
              <mrow>
                <mi>u</mi>
                <mo stretchy="false">+</mo>
                <mn>3</mn>
              </mrow>
              <mrow>
                <mi>v</mi>
                <mo stretchy="false">+</mo>
                <mn>4</mn>
              </mrow>
              <mrow>
                <mrow>
                  <mi>w</mi>
                  <mo stretchy="false">+</mo>
                  <mn>...</mn>
                </mrow>
                <mo stretchy="false">≤</mo>
                <mi>x</mi>
              </mrow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frac>
              <mi>z</mi>
              <mn>2</mn>
            </mfrac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row>
            <mo stretchy="false">−</mo>
            <mfrac>
              <mi>z</mi>
              <mn>3</mn>
            </mfrac>
          </mrow>
        </msup>
        <mo stretchy="false">⋅</mo>
        <msub>
          <mo stretchy="false">∇</mo>
          <mi>w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w</mi>
                </mstyle>
              </mrow>
            </mrow>
            <mo fence="true" stretchy="false">)</mo>
          </mrow>
          <mrow>
            <mo stretchy="false">−</mo>
            <mfrac>
              <mi>z</mi>
              <mn>5</mn>
            </mfrac>
          </mrow>
        </msup>
        <mo stretchy="false">⋅</mo>
        <mn>..</mn>
      </mrow>
      <mi>.</mi>
    </mrow>
    <annotation encoding="StarMath 5.0">(prod from k = 1 (1+bold{x "*" 1 over k})^{{{%mu(k)} over k}})^z""^{""+sum""}  = 

sum from { t+2u+3v+4w+... &lt;= x } 

nabla_t (1+bold{t})^z  cdot 

nabla_u (1+bold{u})^{-{z over 2}} cdot 

nabla_v (1+bold{v})^{-{z over 3}} cdot 

nabla_w (1+bold{w})^{-{z over 5}} cdot  ...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row>
                      <mi>x</mi>
                      <mtext>*</mtext>
                      <mfrac>
                        <mn>1</mn>
                        <mi>k</mi>
                      </mfrac>
                    </mrow>
                  </mstyle>
                </mrow>
              </mrow>
              <mo fence="true" stretchy="false">)</mo>
            </mrow>
            <mrow>
              <mi>z</mi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</mrow>
      <mo fence="true" stretchy="false">)</mo>
    </mrow>
    <annotation encoding="StarMath 5.0">(prod from k = 1 (1+bold{x "*" 1 over k})^{z cdot {{%mu(k)} over k}})</annotation>
  </semantics>
</math>
</file>

<file path=Object 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sum from { a+2b+3c+4d+... &lt;= n } nabla [(1 over {1-x})^z]_a cdot nabla [(1 over {1-x})^-{z over 2}]_b cdot nabla [(1 over {1-x})^-{z over 3}]_c cdot nabla [(1 over {1-x})^-{z over 5}]_d cdot  ...</annotation>
  </semantics>
</math>
</file>

<file path=Object 1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prod from { a+2b+3c+4d+... &lt;= n } nabla [(1 over {1-x})^z]_a cdot nabla [(1 over {1-x})^-{z over 2}]_b cdot nabla [(1 over {1-x})^-{z over 3}]_c cdot nabla [(1 over {1-x})^-{z over 5}]_d cdot  ...</annotation>
  </semantics>
</math>
</file>

<file path=Object 1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o stretchy="false">⋅</mo>
                <mfrac>
                  <mi>z</mi>
                  <mi>k</mi>
                </mfrac>
              </mrow>
            </msup>
          </mrow>
          <mo fence="true" stretchy="false">]</mo>
        </mrow>
        <msub>
          <mi>a</mi>
          <mi>k</mi>
        </msub>
      </msub>
    </mrow>
    <annotation encoding="StarMath 5.0">[e^z]_n = sum from { a_1+2 a_2 +...+k cdot a_k &lt;= n } prod from k nabla [(1 over {1-x})^{{%mu(k)} cdot {z over k}}]_{ a_k }</annotation>
  </semantics>
</math>
</file>

<file path=Object 14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16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frac>
                    <mi>x</mi>
                    <mi>k</mi>
                  </mfrac>
                </mrow>
              </mrow>
              <mo fence="true" stretchy="false">)</mo>
            </mrow>
            <mrow>
              <mi>z</mi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  <mo stretchy="false">=</mo>
        <msup>
          <mi>e</mi>
          <mi>z</mi>
        </msup>
      </mrow>
    </mrow>
    <annotation encoding="StarMath 5.0">lim from {x rightarrow infinity}{} prod from k = 1 (1+{{x over k}})^{z cdot {{%mu(k)} over k}} = e^z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i>k</mi>
              </mfrac>
            </mrow>
          </mrow>
          <mo fence="true" stretchy="false">)</mo>
        </mrow>
        <mo stretchy="false">=</mo>
        <mn>1</mn>
      </mrow>
    </mrow>
    <annotation encoding="StarMath 5.0">lim from {x rightarrow infinity}{} sum from k = 1 {{{%mu(k)} over k}} log(1+{x over k}) = 1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⋅</mo>
                <msup>
                  <mi>u</mi>
                  <mn>2</mn>
                </msup>
                <mo stretchy="false">⋅</mo>
                <msup>
                  <mi>v</mi>
                  <mn>3</mn>
                </msup>
                <mo stretchy="false">⋅</mo>
                <msup>
                  <mi>w</mi>
                  <mn>5</mn>
                </msup>
                <mo stretchy="false">⋅</mo>
                <mn>...</mn>
              </mrow>
              <mo stretchy="false">≤</mo>
              <mi>x</mi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frac>
              <mi>z</mi>
              <mn>2</mn>
            </mfrac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row>
            <mo stretchy="false">−</mo>
            <mfrac>
              <mi>z</mi>
              <mn>3</mn>
            </mfrac>
          </mrow>
        </msup>
        <mo stretchy="false">⋅</mo>
        <msub>
          <mo stretchy="false">∇</mo>
          <mi>w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w</mi>
                </mstyle>
              </mrow>
            </mrow>
            <mo fence="true" stretchy="false">)</mo>
          </mrow>
          <mrow>
            <mo stretchy="false">−</mo>
            <mfrac>
              <mi>z</mi>
              <mn>5</mn>
            </mfrac>
          </mrow>
        </msup>
        <mo stretchy="false">⋅</mo>
        <mn>..</mn>
      </mrow>
      <mi>.</mi>
    </mrow>
    <annotation encoding="StarMath 5.0">(prod from k = 1 (1+bold{x "*" 1 over k})^{{{%mu(k)} over k}})^z""^{""*sum""} = 

sum from { t cdot u^2 cdot v^3 cdot w^5 cdot... &lt;= x } 

nabla_t (1+bold{t})^z  cdot 

nabla_u (1+bold{u})^{-{z over 2}} cdot 

nabla_v (1+bold{v})^{-{z over 3}} cdot 

nabla_w (1+bold{w})^{-{z over 5}} cdot  ...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i>k</mi>
              </mfrac>
            </mrow>
          </mrow>
          <mo fence="true" stretchy="false">)</mo>
        </mrow>
        <mo stretchy="false">=</mo>
        <mn>1</mn>
      </mrow>
    </mrow>
    <annotation encoding="StarMath 5.0">lim from {x rightarrow infinity}{} sum from k = 1 {{{%mu(k)} over k}} log(1+{x over k}) = 1</annotation>
  </semantics>
</math>
</file>

<file path=Object 21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−</mo>
        <mfrac>
          <mn>1</mn>
          <mn>2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2</mn>
              </mfrac>
            </mrow>
          </mrow>
          <mo fence="true" stretchy="false">)</mo>
        </mrow>
        <mo stretchy="false">−</mo>
        <mfrac>
          <mn>1</mn>
          <mn>3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3</mn>
              </mfrac>
            </mrow>
          </mrow>
          <mo fence="true" stretchy="false">)</mo>
        </mrow>
        <mo stretchy="false">−</mo>
        <mfrac>
          <mn>1</mn>
          <mn>5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5</mn>
              </mfrac>
            </mrow>
          </mrow>
          <mo fence="true" stretchy="false">)</mo>
        </mrow>
        <mo stretchy="false">+</mo>
        <mfrac>
          <mn>1</mn>
          <mn>6</mn>
        </mfrac>
      </mrow>
      <mi>log</mi>
      <mrow>
        <mrow>
          <mrow>
            <mo fence="true" stretchy="false">(</mo>
            <mrow>
              <mrow>
                <mn>1</mn>
                <mo stretchy="false">+</mo>
                <mfrac>
                  <mi>x</mi>
                  <mn>6</mn>
                </mfrac>
              </mrow>
            </mrow>
            <mo fence="true" stretchy="false">)</mo>
          </mrow>
          <mo stretchy="false">−</mo>
          <mn>...</mn>
        </mrow>
        <mo stretchy="false">=</mo>
        <mn>1</mn>
      </mrow>
    </mrow>
    <annotation encoding="StarMath 5.0">log(1+{x})-{{1 over 2}} log(1+{x over 2})-{{1 over 3}} log(1+{x over 3})-{{1 over 5}} log(1+{x over 5})+{{1 over 6}} log(1+{x over 6})-... = 1</annotation>
  </semantics>
</math>
</file>

<file path=Object 22/content.xml><?xml version="1.0" encoding="utf-8"?>
<math xmlns="http://www.w3.org/1998/Math/MathML" display="block">
  <semantics>
    <mrow>
      <mfrac>
        <mn>1</mn>
        <mn>2</mn>
      </mfrac>
      <mi>log</mi>
      <mrow>
        <mrow>
          <mo fence="true" stretchy="false">(</mo>
          <mrow>
            <mrow>
              <mn>1</mn>
              <mo stretchy="false">+</mo>
              <mfrac>
                <mi>x</mi>
                <mn>2</mn>
              </mfrac>
            </mrow>
          </mrow>
          <mo fence="true" stretchy="false">)</mo>
        </mrow>
        <mo stretchy="false">−</mo>
        <mfrac>
          <mn>1</mn>
          <mn>4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4</mn>
              </mfrac>
            </mrow>
          </mrow>
          <mo fence="true" stretchy="false">)</mo>
        </mrow>
        <mo stretchy="false">−</mo>
        <mfrac>
          <mn>1</mn>
          <mn>6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6</mn>
              </mfrac>
            </mrow>
          </mrow>
          <mo fence="true" stretchy="false">)</mo>
        </mrow>
        <mo stretchy="false">−</mo>
        <mfrac>
          <mn>1</mn>
          <mn>10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10</mn>
              </mfrac>
            </mrow>
          </mrow>
          <mo fence="true" stretchy="false">)</mo>
        </mrow>
        <mo stretchy="false">+</mo>
        <mfrac>
          <mn>1</mn>
          <mn>12</mn>
        </mfrac>
      </mrow>
      <mi>log</mi>
      <mrow>
        <mrow>
          <mrow>
            <mo fence="true" stretchy="false">(</mo>
            <mrow>
              <mrow>
                <mn>1</mn>
                <mo stretchy="false">+</mo>
                <mfrac>
                  <mi>x</mi>
                  <mn>12</mn>
                </mfrac>
              </mrow>
            </mrow>
            <mo fence="true" stretchy="false">)</mo>
          </mrow>
          <mo stretchy="false">−</mo>
          <mn>...</mn>
        </mrow>
        <mo stretchy="false">=</mo>
        <mfrac>
          <mn>1</mn>
          <mn>2</mn>
        </mfrac>
      </mrow>
    </mrow>
    <annotation encoding="StarMath 5.0">1 over 2 log(1+{x over 2})-{{1 over 4}} log(1+{x over 4})-{{1 over 6}} log(1+{x over 6})-{{1 over 10}} log(1+{x over 10})+{{1 over 12}} log(1+{x over 12})-... = 1 over 2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sub>
          <mi>H</mi>
          <mi>x</mi>
        </msub>
      </mrow>
    </mrow>
    <annotation encoding="StarMath 5.0">lim from {x rightarrow infinity}{} log( 1+x) = H_x</annotation>
  </semantics>
</math>
</file>

<file path=Object 2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sub>
              <mi>H</mi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sub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{{%mu(j)} over j H_{ lfloor n over j rfloor }} = f(n)=1</annotation>
  </semantics>
</math>
</file>

<file path=Object 25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C</mi>
              <mi>k</mi>
            </msub>
          </mrow>
          <mo stretchy="false">⋅</mo>
          <msub>
            <mi>H</mi>
            <mrow>
              <mi>n</mi>
              <mo stretchy="false">−</mo>
              <mi>k</mi>
            </mrow>
          </msub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C_k cdot H_{ n-k } = f(n)=1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sup>
          <mrow>
            <mo fence="true" stretchy="false">(</mo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style mathvariant="bold">
                          <mrow>
                            <mi>x</mi>
                            <mtext>*</mtext>
                            <mfrac>
                              <mn>1</mn>
                              <mi>k</mi>
                            </mfrac>
                          </mrow>
                        </mstyle>
                      </mrow>
                    </mrow>
                    <mo fence="true" stretchy="false">)</mo>
                  </mrow>
                  <mfrac>
                    <mrow>
                      <mi mathvariant="normal">μ</mi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  <mi>k</mi>
                  </mfrac>
                </msup>
              </mrow>
            </mrow>
            <mo fence="true" stretchy="false">)</mo>
          </mrow>
          <mi>z</mi>
        </msup>
        <mo stretchy="false">=</mo>
        <mi>log</mi>
      </mrow>
      <mrow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i>log</mi>
        </mrow>
      </mrow>
      <mrow>
        <mrow>
          <mo fence="true" stretchy="false">(</mo>
          <mrow>
            <msup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i>x</mi>
                        <mtext>*</mtext>
                        <mfrac>
                          <mn>1</mn>
                          <mi>k</mi>
                        </mfrac>
                      </mrow>
                    </mstyle>
                  </mrow>
                </mrow>
                <mo fence="true" stretchy="false">)</mo>
              </mrow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sup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im from {z rightarrow 0} {{partial}over{partial z}}(prod from k = 1 (1+bold{x "*" 1 over k})^{{{%mu(k)} over k}})^z =

log(prod from k = 1 (1+bold{x "*" 1 over k})^{{{%mu(k)} over k}}) = 

sum from k = 1 log ((1+bold{x "*" 1 over k})^{{{%mu(k)} over k}}) =

sum from k = 1 {{{%mu(k)} over k}} cdot log (1+bold{x "*" 1 over k})

</annotation>
  </semantics>
</math>
</file>

<file path=Object 4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t</mi>
                <mo stretchy="false">=</mo>
                <mn>0</mn>
              </mrow>
              <mi>x</mi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t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x</mi>
                      <mi>t</mi>
                    </mfrac>
                  </mrow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row>
                              <mo stretchy="false">−</mo>
                              <mi>z</mi>
                            </mrow>
                            <mo stretchy="false">/</mo>
                            <mn>2</mn>
                          </mrow>
                        </mtd>
                      </mtr>
                      <mtr>
                        <mtd>
                          <mi>u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underover>
              <mo stretchy="false">∑</mo>
              <mrow>
                <mi>v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x</mi>
                      <mrow>
                        <mrow>
                          <mi>t</mi>
                          <mo stretchy="false">⋅</mo>
                          <mn>2</mn>
                        </mrow>
                        <mi>u</mi>
                      </mrow>
                    </mfrac>
                  </mrow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row>
                              <mo stretchy="false">−</mo>
                              <mi>z</mi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i>v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underover>
              <mo stretchy="false">∑</mo>
              <mrow>
                <mi>w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x</mi>
                      <mrow>
                        <mrow>
                          <mi>t</mi>
                          <mo stretchy="false">⋅</mo>
                          <mn>2</mn>
                        </mrow>
                        <mrow>
                          <mi>u</mi>
                          <mo stretchy="false">⋅</mo>
                          <mn>3</mn>
                        </mrow>
                        <mi>v</mi>
                      </mrow>
                    </mfrac>
                  </mrow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row>
                              <mo stretchy="false">−</mo>
                              <mi>z</mi>
                            </mrow>
                            <mo stretchy="false">/</mo>
                            <mn>5</mn>
                          </mrow>
                        </mtd>
                      </mtr>
                      <mtr>
                        <mtd>
                          <mi>w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</mrow>
      </mrow>
      <mi>.</mi>
      <mn>..</mn>
      <mi>.</mi>
    </mrow>
    <annotation encoding="StarMath 5.0">(prod from k = 1 (1+bold{x "*" 1 over k})^{{{%mu(k)} over k}})^z""^{""+sum""} 

= sum from t = 0 to x ((binom{z}{t}))

cdot sum from u=0 to lfloor 1 over 2 cdot {x over t }rfloor ((binom{-z/2}{u}))

cdot sum from v=0 to lfloor 1 over 3 cdot {x over {t cdot 2 u} }rfloor ((binom{-z/3}{v}))

cdot sum from w=0 to lfloor 1 over 5 cdot {x over {t cdot 2 u cdot 3 v} }rfloor ((binom{-z/5}{w}))

. ...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frac>
                    <mi>x</mi>
                    <mi>k</mi>
                  </mfrac>
                </mrow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infinity}{} prod from k = 1 (1+{{x over k}})^{{{%mu(k)} over k}} = e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⋅</mo>
                <msup>
                  <mi>u</mi>
                  <mn>2</mn>
                </msup>
                <mo stretchy="false">⋅</mo>
                <msup>
                  <mi>v</mi>
                  <mn>3</mn>
                </msup>
                <mo stretchy="false">⋅</mo>
                <msup>
                  <mi>w</mi>
                  <mn>5</mn>
                </msup>
                <mo stretchy="false">⋅</mo>
                <mn>...</mn>
              </mrow>
              <mo stretchy="false">≤</mo>
              <mi>x</mi>
            </mrow>
          </munder>
          <msub>
            <mi>d</mi>
            <mi>z</mi>
          </msub>
        </mrow>
      </mrow>
      <mrow>
        <mrow>
          <mo fence="true" stretchy="false">(</mo>
          <mrow>
            <mi>t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u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v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w</mi>
          </mrow>
          <mo fence="true" stretchy="false">)</mo>
        </mrow>
        <mo stretchy="false">⋅</mo>
        <mn>..</mn>
      </mrow>
      <mi>.</mi>
    </mrow>
    <annotation encoding="StarMath 5.0">(prod from k = 1 (1+bold{x "*" 1 over k})^{{{%mu(k)} over k}})^z""^{""*sum""} = 

sum from { t cdot u^2 cdot v^3 cdot w^5 cdot... &lt;= x } d_z(t) cdot d_{-{z over 2}}(u) cdot d_{ -{z over 3} }(v) cdot d_{ -{z over 5 }}( w ) cdot...</annotation>
  </semantics>
</math>
</file>

<file path=Object 8/content.xml><?xml version="1.0" encoding="utf-8"?>
<math xmlns="http://www.w3.org/1998/Math/MathML" display="block">
  <semantics>
    <msup>
      <mrow>
        <mo fence="true" stretchy="false">(</mo>
        <mrow>
          <mrow>
            <munder>
              <mo stretchy="false">∏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i>x</mi>
                        <mtext>*</mtext>
                        <mfrac>
                          <mn>1</mn>
                          <mi>k</mi>
                        </mfrac>
                      </mrow>
                    </mstyle>
                  </mrow>
                </mrow>
                <mo fence="true" stretchy="false">)</mo>
              </mrow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sup>
          </mrow>
        </mrow>
        <mo fence="true" stretchy="false">)</mo>
      </mrow>
      <mi>z</mi>
    </msup>
    <annotation encoding="StarMath 5.0">(prod from k = 1 (1+bold{x "*" 1 over k})^{{{%mu(k)} over k}})^z</annotation>
  </semantics>
</math>
</file>

<file path=Object 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sub>
            <mi>d</mi>
            <mi>z</mi>
          </msub>
        </mrow>
      </mrow>
      <mrow>
        <mrow>
          <mo fence="true" stretchy="false">(</mo>
          <mrow>
            <mi>a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b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c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d</mi>
          </mrow>
          <mo fence="true" stretchy="false">)</mo>
        </mrow>
        <mo stretchy="false">⋅</mo>
        <mn>..</mn>
      </mrow>
      <mi>.</mi>
    </mrow>
    <annotation encoding="StarMath 5.0">[e^z]^{"*"}_n = sum from { a cdot b^2 cdot c^3 cdot d^5 cdot... &lt;= n } d_z(a) cdot d_{-{z over 2}}(b) cdot d_{ -{z over 3} }(c) cdot d_{ -{z over 5 }}( d ) cdot...</annotation>
  </semantics>
</math>
</file>